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L1" style:master-page-name="">
      <style:paragraph-properties fo:margin-top="0.199cm" fo:margin-bottom="0.199cm" fo:text-align="justify" style:justify-single-word="false" style:page-number="auto"/>
    </style:style>
    <style:style style:name="P2" style:family="paragraph" style:parent-style-name="Standard" style:list-style-name="L1">
      <style:paragraph-properties fo:margin-top="0.199cm" fo:margin-bottom="0.199cm" fo:text-align="justify" style:justify-single-word="false"/>
    </style:style>
    <style:style style:name="P3" style:family="paragraph" style:parent-style-name="Standard" style:list-style-name="L1">
      <style:paragraph-properties fo:margin-top="0.199cm" fo:margin-bottom="0.1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duł 7 – Sieci komputerowe – test próbny nr 2 </text:h>
      <text:p text:style-name="Standard">Dane do ćwiczenia</text:p>
      <text:p text:style-name="Standard"><text:span text:style-name="T4">adres1</text:span>: rob@lo1.sandomierz.pl</text:p>
      <text:p text:style-name="Standard"><text:span text:style-name="T4">adres2</text:span>: zawarty będzie w mailu</text:p>
      <text:p text:style-name="Standard"><text:span text:style-name="T4">adres3</text:span>: rob3@lo1.sandomierz.pl</text:p>
      <text:list xml:id="list34592568" text:style-name="L1">
        <text:list-item>
          <text:p text:style-name="P1">Napisz nową wiadomość, która będzie wysłana na adres <text:span text:style-name="T2">adres1</text:span>. W temacie wpisz: <text:span text:style-name="T1">Test próbny – moduł 7</text:span>, a w treści wpisz zdanie: <text:span text:style-name="T1">Pierwsza wiadomość wysłana z programu [nazwa_programu]</text:span>, podpisz się (imię i nazwisko). Ustaw priorytet wysyłanej wiadomości na wysoki i wyślij wiadomość.</text:p>
        </text:list-item>
        <text:list-item>
          <text:p text:style-name="P2"><text:span text:style-name="T6">Odszukaj w skrzynce odbiorczej wiadomość o temacie </text:span><text:span text:style-name="T3">Test próbny – krok 2</text:span>. Odpowiedz na tę wiadomość, wpisując w treści podziękowanie za jej otrzymanie, podpisz się (imię i nazwisko). Ukrytą kopię wiadomości zaadresuj do: <text:span text:style-name="T2">adres2</text:span>. Nie wysyłaj jeszcze wiadomości.</text:p>
        </text:list-item>
        <text:list-item>
          <text:p text:style-name="P2">Do redagowanej wiadomości dołącz załącznik w postaci archiwum <text:span text:style-name="T2">strona.zip</text:span>, które zawierać powinno zapisaną w pliku <text:span text:style-name="T2">collegium.pdf</text:span> pierwszą stronę spod adresu: lo1.sandomierz.pl. Wyślij wiadomość.</text:p>
        </text:list-item>
        <text:list-item>
          <text:p text:style-name="P2">Odszukaj w Twojej skrzynce odbiorczej wiadomość <text:span text:style-name="T1">Kolejne wytyczne</text:span>, otwórz ją i dodaj w pierwszym wierszu wiadomości słowa: <text:span text:style-name="T1">Dziękuję za informację</text:span>. Korzystając z funkcji <text:span text:style-name="T2">Prześlij dalej</text:span> (ang. Forward) prześlij odebrane potwierdzenie na adres: <text:span text:style-name="T2">adres3</text:span><text:span text:style-name="T4">.</text:span></text:p>
        </text:list-item>
        <text:list-item>
          <text:p text:style-name="P2">Wejdź na stronę <text:span text:style-name="T1">centrum.vot.pl</text:span>, zaloguj się na swoje konto i rozwiąż test <text:span text:style-name="T1">Podstawy sieci komputerowych</text:span> z kategorii ECDL. Zrób zrzut ekranu o nazwie <text:span text:style-name="T1">wynik_nazwisko.jpg</text:span> prezentujący uzyskany wynik.</text:p>
        </text:list-item>
        <text:list-item>
          <text:p text:style-name="P3">Utwórz wiadomość <text:span text:style-name="T1">Wyniki testu</text:span><text:span text:style-name="T5"> o treści </text:span><text:span text:style-name="T1">W załączniku przesyłam wyniki części teoretycznej.</text:span><text:span text:style-name="T5"> Dołącz przygotowany wcześniej zrzut i wyślij na adres </text:span><text:span text:style-name="T2">adres1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czen </meta:initial-creator>
    <meta:creation-date>2011-03-29T09:07:17</meta:creation-date>
    <dc:date>2011-04-08T14:48:34.74</dc:date>
    <meta:editing-duration>PT1H52M5S</meta:editing-duration>
    <meta:editing-cycles>71</meta:editing-cycles>
    <meta:generator>LibreOffice/3.3$Win32 LibreOffice_project/330m19$Build-202</meta:generator>
    <meta:document-statistic meta:table-count="0" meta:image-count="0" meta:object-count="0" meta:page-count="1" meta:paragraph-count="11" meta:word-count="212" meta:character-count="1489"/>
  </office:meta>
</office:document-meta>
</file>